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/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margin-left="0in" fo:margin-right="0in" fo:text-indent="0.4in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/>
    </style:style>
    <style:style style:name="T6" style:family="text">
      <style:text-properties style:font-size-asian="16pt"/>
    </style:style>
    <style:style style:name="T7" style:family="text">
      <style:text-properties style:font-weight-asian="bold"/>
    </style:style>
    <style:style style:name="T8" style:family="text">
      <style:text-properties style:font-size-complex="16pt"/>
    </style:style>
    <style:style style:name="T9" style:family="text">
      <style:text-properties style:font-weight-complex="bold"/>
    </style:style>
    <style:style style:name="T10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303393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730207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299840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66304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7299592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46688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7304688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4947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04966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7038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70576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3339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7302659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16480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4"/></text:p>
      <text:p text:style-name="P2"><text:span text:style-name="T4">КУРСОВАЯ РАБОТА</text:span></text:p>
      <text:p text:style-name="P5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ыполнил студент гр. 5057/2<text:tab/>В.В. Руцкий</text:p>
      <text:p text:style-name="P4"/>
      <text:p text:style-name="P4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0">Содержание</text:p>
          </text:index-title>
          <text:p text:style-name="P11">Тема работы<text:tab/>3</text:p>
          <text:p text:style-name="P11">Сравнение с аналогами<text:tab/>4</text:p>
        </text:index-body>
      </text:table-of-content>
      <text:p text:style-name="Heading"/>
      <text:h text:style-name="P9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3"><text:span text:style-name="T10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3033936"/><text:change-start text:change-id="ct73020736"/>содержание<text:change-end text:change-id="ct73020736"/>.</text:p>
      <text:p text:style-name="Standard"><text:change-start text:change-id="ct72998400"/>Если зритель <text:change-end text:change-id="ct72998400"/><text:change text:change-id="ct73066304"/><text:change-start text:change-id="ct72995920"/>с<text:change-end text:change-id="ct72995920"/>мотр<text:change text:change-id="ct73046688"/><text:change-start text:change-id="ct73046880"/>ит<text:change-end text:change-id="ct73046880"/> сериал с субтитрами и подсматривание<text:change text:change-id="ct73049472"/><text:change-start text:change-id="ct73049664"/>т<text:change-end text:change-id="ct73049664"/> в словарь при обнаружении неизвестных слов<text:change-start text:change-id="ct73070384"/>, то это <text:change-end text:change-id="ct73070384"/><text:s/>отвлекает <text:change-start text:change-id="ct73070576"/>его <text:change-end text:change-id="ct73070576"/>от <text:change text:change-id="ct73033392"/><text:change-start text:change-id="ct73026592"/>содержания <text:change-end text:change-id="ct73026592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73016480"/>,<text:change-end text:change-id="ct73016480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8">Базовый вариант использования следующий:</text:p>
      <text:list xml:id="list897006797" text:style-name="L2">
        <text:list-item>
          <text:p text:style-name="P6">пользователь загружает субтитры серии, которую хочет посмотреть, <text:s/>на сервис;</text:p>
        </text:list-item>
        <text:list-item>
          <text:p text:style-name="P6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6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6">пользователь отмечает изученные или уже известные слова из полученного <text:s text:c="2"/>списка;</text:p>
        </text:list-item>
        <text:list-item>
          <text:p text:style-name="P6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/>
      <text:h text:style-name="Heading_20_1" text:outline-level="1">Целевая аудитория</text:h>
      <text:p text:style-name="Text_20_body">(пользовательские истории)</text:p>
      <text:h text:style-name="Heading_20_1" text:outline-level="1">Анализ требований</text:h>
      <text:p text:style-name="Text_20_body"/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/>
      <text:h text:style-name="Heading_20_2" text:outline-level="2">Диаграммы действий</text:h>
      <text:p text:style-name="Text_20_body"/>
      <text:h text:style-name="Heading_20_2" text:outline-level="2">Диаграммы состояний</text:h>
      <text:p text:style-name="Text_20_body"/>
      <text:h text:style-name="Heading_20_2" text:outline-level="2">Прототип</text:h>
      <text:p text:style-name="Text_20_body"/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2T18:05:55</dc:date>
    <meta:editing-cycles>24</meta:editing-cycles>
    <meta:editing-duration>PT41H20M45S</meta:editing-duration>
    <meta:generator>OpenOffice.org/3.2$Unix OpenOffice.org_project/320m12$Build-9483</meta:generator>
    <meta:document-statistic meta:table-count="0" meta:image-count="0" meta:object-count="0" meta:page-count="4" meta:paragraph-count="43" meta:word-count="392" meta:character-count="3029"/>
    <meta:user-defined meta:name="Info 1"/>
    <meta:user-defined meta:name="Info 2"/>
    <meta:user-defined meta:name="Info 3"/>
    <meta:user-defined meta:name="Info 4"/>
  </office:meta>
</office:document-meta>
</file>